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" svg:font-family="Inter" style:font-pitch="variable"/>
    <style:font-face style:name="Inter1" svg:font-family="Inter" style:font-adornments="Bold" style:font-pitch="variable"/>
    <style:font-face style:name="Inter Extra Bold" svg:font-family="'Inter Extra Bold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85in" fo:margin-left="-0.1903in" fo:margin-top="0in" fo:margin-bottom="0in" table:align="left"/>
    </style:style>
    <style:style style:name="Table2.A" style:family="table-column">
      <style:table-column-properties style:column-width="4.375in"/>
    </style:style>
    <style:style style:name="Table2.B" style:family="table-column">
      <style:table-column-properties style:column-width="0.1875in"/>
    </style:style>
    <style:style style:name="Table2.C" style:family="table-column">
      <style:table-column-properties style:column-width="1.4361in"/>
    </style:style>
    <style:style style:name="Table2.D" style:family="table-column">
      <style:table-column-properties style:column-width="0.2514in"/>
    </style:style>
    <style:style style:name="Table2.E" style:family="table-column">
      <style:table-column-properties style:column-width="1.628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8785in" fo:margin-left="-0.1903in" fo:margin-top="0in" fo:margin-bottom="0in" table:align="left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4.4396in"/>
    </style:style>
    <style:style style:name="Table5.C" style:family="table-column">
      <style:table-column-properties style:column-width="2.4396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2in" fo:padding-bottom="0in" fo:border="none"/>
    </style:style>
    <style:style style:name="Table10" style:family="table">
      <style:table-properties style:width="7.8785in" fo:margin-left="-0.1903in" fo:margin-top="0in" fo:margin-bottom="0in" table:align="left"/>
    </style:style>
    <style:style style:name="Table10.A" style:family="table-column">
      <style:table-column-properties style:column-width="0.9993in"/>
    </style:style>
    <style:style style:name="Table10.B" style:family="table-column">
      <style:table-column-properties style:column-width="6.8792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in" fo:padding-bottom="0in" fo:border="none"/>
    </style:style>
    <style:style style:name="Table6" style:family="table">
      <style:table-properties style:width="7.8785in" fo:margin-left="-0.1903in" fo:margin-top="0in" fo:margin-bottom="0in" table:align="left"/>
    </style:style>
    <style:style style:name="Table6.A" style:family="table-column">
      <style:table-column-properties style:column-width="0.9993in"/>
    </style:style>
    <style:style style:name="Table6.B" style:family="table-column">
      <style:table-column-properties style:column-width="5.2507in"/>
    </style:style>
    <style:style style:name="Table6.C" style:family="table-column">
      <style:table-column-properties style:column-width="1.6285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2in" fo:padding-bottom="0in" fo:border="none"/>
    </style:style>
    <style:style style:name="Table11" style:family="table">
      <style:table-properties style:width="7.8785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6.8792in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" fo:padding-left="0in" fo:padding-right="0.0799in" fo:padding-top="0in" fo:padding-bottom="0in" fo:border="none"/>
    </style:style>
    <style:style style:name="Table12" style:family="table">
      <style:table-properties style:width="7.8785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5.0611in"/>
    </style:style>
    <style:style style:name="Table12.C" style:family="table-column">
      <style:table-column-properties style:column-width="1.8181in"/>
    </style:style>
    <style:style style:name="Table12.1" style:family="table-row">
      <style:table-row-properties style:min-row-height="0.0653in" fo:keep-together="auto"/>
    </style:style>
    <style:style style:name="Table12.A1" style:family="table-cell">
      <style:table-cell-properties style:vertical-align="" fo:padding-left="0in" fo:padding-right="0.0799in" fo:padding-top="0.1in" fo:padding-bottom="0in" fo:border="none"/>
    </style:style>
    <style:style style:name="Table1" style:family="table">
      <style:table-properties style:width="7.8785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792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8785in" fo:margin-left="-0.1903in" fo:margin-top="0in" fo:margin-bottom="0in" table:align="left"/>
    </style:style>
    <style:style style:name="Table8.A" style:family="table-column">
      <style:table-column-properties style:column-width="0.9993in"/>
    </style:style>
    <style:style style:name="Table8.B" style:family="table-column">
      <style:table-column-properties style:column-width="6.8792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2in" fo:padding-bottom="0in" fo:border="none"/>
    </style:style>
    <style:style style:name="Table4" style:family="table">
      <style:table-properties style:width="7.8785in" fo:margin-left="-0.1903in" fo:margin-top="0in" fo:margin-bottom="0in" table:align="left"/>
    </style:style>
    <style:style style:name="Table4.A" style:family="table-column">
      <style:table-column-properties style:column-width="0.9993in"/>
    </style:style>
    <style:style style:name="Table4.B" style:family="table-column">
      <style:table-column-properties style:column-width="6.8792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in" fo:padding-right="0.0799in" fo:padding-top="0.1in" fo:padding-bottom="0in" fo:border="none"/>
    </style:style>
    <style:style style:name="Table9" style:family="table">
      <style:table-properties style:width="7.8785in" fo:margin-left="-0.1903in" fo:margin-top="0in" fo:margin-bottom="0in" table:align="left"/>
    </style:style>
    <style:style style:name="Table9.A" style:family="table-column">
      <style:table-column-properties style:column-width="0.9993in"/>
    </style:style>
    <style:style style:name="Table9.B" style:family="table-column">
      <style:table-column-properties style:column-width="5.0611in"/>
    </style:style>
    <style:style style:name="Table9.C" style:family="table-column">
      <style:table-column-properties style:column-width="1.8181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in" fo:padding-right="0.0799in" fo:padding-top="0.2in" fo:padding-bottom="0in" fo:border="none"/>
    </style:style>
    <style:style style:name="Table13" style:family="table">
      <style:table-properties style:width="7.8785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792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in" fo:padding-bottom="0in" fo:border="none"/>
    </style:style>
    <style:style style:name="Table14" style:family="table">
      <style:table-properties style:width="7.8785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5.0611in"/>
    </style:style>
    <style:style style:name="Table14.C" style:family="table-column">
      <style:table-column-properties style:column-width="1.8181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in" fo:padding-right="0.0799in" fo:padding-top="0.2in" fo:padding-bottom="0in" fo:border="none"/>
    </style:style>
    <style:style style:name="Table3" style:family="table">
      <style:table-properties style:width="7.8785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6.3778in"/>
    </style:style>
    <style:style style:name="Table3.C" style:family="table-column">
      <style:table-column-properties style:column-width="0.5014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in" fo:padding-right="0.0799in" fo:padding-top="0.2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108d36e" officeooo:paragraph-rsid="018f5afd" style:font-name-asian="Roboto2" style:font-size-asian="10pt" style:font-weight-asian="bold" style:font-name-complex="Roboto2" style:font-size-complex="10pt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0df5c81" officeooo:paragraph-rsid="01bd823b" style:font-name-asian="Roboto2" style:font-size-asian="10pt" style:font-weight-asian="bold" style:font-name-complex="Roboto2" style:font-size-complex="10pt" style:font-weight-complex="bold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8061f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8f5af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4fbfd4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f54a88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7e263d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rsid="01457e31" officeooo:paragraph-rsid="016f1dab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6a0624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219c0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bd823b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weight="normal" officeooo:rsid="00f54a88" officeooo:paragraph-rsid="0192b585" style:font-weight-asian="normal" style:font-weight-complex="normal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8f5afd" style:font-weight-asian="normal" style:font-weight-complex="normal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6f1dab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6f1dab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b576b2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6f1dab" style:font-weight-asian="normal" style:font-weight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8061f8" style:font-weight-asian="normal" style:font-weight-complex="normal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f54a88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8f5afd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92b585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2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fo:font-weight="bold" officeooo:paragraph-rsid="0192b585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officeooo:paragraph-rsid="0192b585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line-height="115%" fo:text-align="center" style:justify-single-word="false" fo:orphans="0" fo:widows="0" style:shadow="none"/>
      <style:text-properties style:font-name="Inter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line-height="115%" fo:text-align="center" style:justify-single-word="false" fo:orphans="0" fo:widows="0" style:shadow="none"/>
      <style:text-properties style:font-name="Inter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text-properties style:font-name="Inter" officeooo:paragraph-rsid="0156378f"/>
    </style:style>
    <style:style style:name="P35" style:family="paragraph" style:parent-style-name="Standard">
      <style:text-properties style:font-name="Inter" officeooo:paragraph-rsid="018061f8"/>
    </style:style>
    <style:style style:name="P36" style:family="paragraph" style:parent-style-name="Standard">
      <style:text-properties style:font-name="Inter" officeooo:paragraph-rsid="0190cd32"/>
    </style:style>
    <style:style style:name="P37" style:family="paragraph" style:parent-style-name="Standard">
      <style:paragraph-properties fo:line-height="100%" fo:text-align="center" style:justify-single-word="false" fo:orphans="0" fo:widows="0"/>
      <style:text-properties style:font-name="Inter" fo:font-size="10pt" officeooo:paragraph-rsid="00f4d3bb" style:font-size-asian="8.75pt" style:font-size-complex="10pt"/>
    </style:style>
    <style:style style:name="P38" style:family="paragraph" style:parent-style-name="Standard">
      <style:text-properties style:font-name="Inter" officeooo:paragraph-rsid="016f1dab"/>
    </style:style>
    <style:style style:name="P39" style:family="paragraph" style:parent-style-name="Standard">
      <style:text-properties style:font-name="Inter" officeooo:paragraph-rsid="01bd823b"/>
    </style:style>
    <style:style style:name="P40" style:family="paragraph" style:parent-style-name="Standard">
      <style:text-properties officeooo:paragraph-rsid="0192b585"/>
    </style:style>
    <style:style style:name="P41" style:family="paragraph" style:parent-style-name="Standard">
      <style:text-properties officeooo:paragraph-rsid="0190cd32"/>
    </style:style>
    <style:style style:name="P42" style:family="paragraph" style:parent-style-name="Standard">
      <style:text-properties officeooo:paragraph-rsid="018061f8"/>
    </style:style>
    <style:style style:name="P43" style:family="paragraph" style:parent-style-name="Standard">
      <style:text-properties officeooo:paragraph-rsid="018f5afd"/>
    </style:style>
    <style:style style:name="P44" style:family="paragraph" style:parent-style-name="Standard">
      <style:text-properties officeooo:paragraph-rsid="016f1dab"/>
    </style:style>
    <style:style style:name="P45" style:family="paragraph" style:parent-style-name="Standard">
      <style:text-properties officeooo:paragraph-rsid="01bd823b"/>
    </style:style>
    <style:style style:name="P4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4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4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 style:font-weight-complex="bold"/>
    </style:style>
    <style:style style:name="P4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90cd32" style:font-name-asian="Roboto2" style:font-size-asian="10pt" style:font-weight-asian="bold" style:font-name-complex="Roboto2" style:font-size-complex="10pt" style:font-weight-complex="bold"/>
    </style:style>
    <style:style style:name="P5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92b585" style:font-name-asian="Roboto2" style:font-size-asian="10pt" style:font-weight-asian="bold" style:font-name-complex="Roboto2" style:font-size-complex="10pt" style:font-weight-complex="bold"/>
    </style:style>
    <style:style style:name="P5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5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6f1dab" style:font-name-asian="Roboto2" style:font-size-asian="10pt" style:font-weight-asian="bold" style:font-name-complex="Roboto2" style:font-size-complex="10pt"/>
    </style:style>
    <style:style style:name="P5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061f8" style:font-name-asian="Roboto2" style:font-size-asian="10pt" style:font-weight-asian="bold" style:font-name-complex="Roboto2" style:font-size-complex="10pt"/>
    </style:style>
    <style:style style:name="P5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f5afd" style:font-name-asian="Roboto2" style:font-size-asian="10pt" style:font-weight-asian="bold" style:font-name-complex="Roboto2" style:font-size-complex="10pt"/>
    </style:style>
    <style:style style:name="P5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061f8" style:font-name-asian="Roboto2" style:font-size-asian="10pt" style:font-weight-asian="bold" style:font-name-complex="Roboto2" style:font-size-complex="10pt" style:font-weight-complex="bold"/>
    </style:style>
    <style:style style:name="P5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5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8219c0" officeooo:paragraph-rsid="01bd823b" style:font-name-asian="Roboto2" style:font-size-asian="10pt" style:font-weight-asian="bold" style:font-name-complex="Roboto2" style:font-size-complex="10pt" style:font-weight-complex="bold"/>
    </style:style>
    <style:style style:name="P5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59" style:family="paragraph" style:parent-style-name="Standard" style:list-style-name="L1">
      <style:paragraph-properties fo:line-height="100%" fo:orphans="0" fo:widows="0"/>
      <style:text-properties officeooo:paragraph-rsid="0179c767"/>
    </style:style>
    <style:style style:name="P60" style:family="paragraph" style:parent-style-name="Standard" style:list-style-name="L1">
      <style:paragraph-properties fo:line-height="100%" fo:orphans="0" fo:widows="0"/>
      <style:text-properties style:font-name="Inter" officeooo:paragraph-rsid="016f1dab"/>
    </style:style>
    <style:style style:name="P61" style:family="paragraph" style:parent-style-name="Standard" style:list-style-name="L1">
      <style:paragraph-properties fo:line-height="100%" fo:orphans="0" fo:widows="0"/>
      <style:text-properties style:font-name="Inter" officeooo:paragraph-rsid="017c5850"/>
    </style:style>
    <style:style style:name="P62" style:family="paragraph" style:parent-style-name="Standard" style:list-style-name="L1">
      <style:paragraph-properties fo:line-height="100%" fo:orphans="0" fo:widows="0"/>
      <style:text-properties style:font-name="Inter" officeooo:paragraph-rsid="018219c0"/>
    </style:style>
    <style:style style:name="P63" style:family="paragraph" style:parent-style-name="Standard" style:list-style-name="L1">
      <style:paragraph-properties fo:line-height="100%" fo:orphans="0" fo:widows="0"/>
      <style:text-properties style:font-name="Inter" officeooo:paragraph-rsid="018258c6"/>
    </style:style>
    <style:style style:name="P64" style:family="paragraph" style:parent-style-name="Standard" style:list-style-name="L1">
      <style:paragraph-properties fo:line-height="100%" fo:orphans="0" fo:widows="0"/>
      <style:text-properties style:font-name="Inter" officeooo:paragraph-rsid="01850664"/>
    </style:style>
    <style:style style:name="P65" style:family="paragraph" style:parent-style-name="Standard" style:list-style-name="L1">
      <style:paragraph-properties fo:line-height="100%" fo:orphans="0" fo:widows="0"/>
      <style:text-properties style:font-name="Inter" officeooo:paragraph-rsid="01bd823b"/>
    </style:style>
    <style:style style:name="P66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officeooo:paragraph-rsid="018219c0"/>
    </style:style>
    <style:style style:name="P67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bf2b2d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8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bf2b2d" officeooo:paragraph-rsid="018f5af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9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1a964e2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0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2a0f54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1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301382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aedd20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3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102247f" officeooo:paragraph-rsid="018f5af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4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0df5c81" officeooo:paragraph-rsid="01bd823b" style:font-weight-asian="normal" style:font-weight-complex="normal"/>
    </style:style>
    <style:style style:name="P7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41ba85" officeooo:paragraph-rsid="01bd823b" style:font-weight-asian="normal" style:font-weight-complex="normal"/>
    </style:style>
    <style:style style:name="P76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871c9e" officeooo:paragraph-rsid="01bd823b" style:font-weight-asian="normal" style:font-weight-complex="normal"/>
    </style:style>
    <style:style style:name="P77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9a0109" officeooo:paragraph-rsid="01bd823b" style:font-weight-asian="normal" style:font-weight-complex="normal"/>
    </style:style>
    <style:style style:name="P78" style:family="paragraph" style:parent-style-name="Standard" style:list-style-name="L1">
      <style:paragraph-properties fo:line-height="100%" fo:orphans="0" fo:widows="0"/>
      <style:text-properties style:font-name="Inter" fo:font-style="normal" style:text-underline-style="none" fo:font-weight="normal" officeooo:paragraph-rsid="01bd823b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officeooo:paragraph-rsid="0192b585" style:font-name-asian="Roboto2" style:font-size-asian="10pt" style:font-name-complex="Roboto2" style:font-size-complex="10pt"/>
    </style:style>
    <style:style style:name="P80" style:family="paragraph" style:parent-style-name="Text_20_body" style:master-page-name="Standard">
      <style:paragraph-properties style:page-number="1" fo:break-before="auto" fo:break-after="auto"/>
      <style:text-properties style:font-name="Inter" fo:font-size="10pt" style:font-size-asian="8.75pt" style:font-size-complex="10pt"/>
    </style:style>
    <style:style style:name="P8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officeooo:rsid="014ff28a" style:font-name-asian="Roboto2" style:font-weight-asian="bold" style:font-name-complex="Roboto2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name-asian="Roboto2" style:font-size-asian="10pt" style:font-name-complex="Roboto2" style:font-size-complex="10pt"/>
    </style:style>
    <style:style style:name="T4" style:family="text">
      <style:text-properties fo:font-size="10pt" officeooo:rsid="012a0f54" style:font-name-asian="Roboto2" style:font-size-asian="10pt" style:font-name-complex="Roboto2" style:font-size-complex="10pt"/>
    </style:style>
    <style:style style:name="T5" style:family="text">
      <style:text-properties fo:font-size="10pt" officeooo:rsid="01294c75" style:font-name-asian="Roboto2" style:font-size-asian="10pt" style:font-name-complex="Roboto2" style:font-size-complex="10pt"/>
    </style:style>
    <style:style style:name="T6" style:family="text">
      <style:text-properties fo:font-size="10pt" officeooo:rsid="00bc0279" style:font-name-asian="Roboto2" style:font-size-asian="10pt" style:font-name-complex="Roboto2" style:font-size-complex="10pt"/>
    </style:style>
    <style:style style:name="T7" style:family="text">
      <style:text-properties fo:font-size="10pt" officeooo:rsid="008f9311" style:font-name-asian="Roboto2" style:font-size-asian="10pt" style:font-name-complex="Roboto2" style:font-size-complex="10pt"/>
    </style:style>
    <style:style style:name="T8" style:family="text">
      <style:text-properties fo:font-size="10pt" officeooo:rsid="00c463f2" style:font-name-asian="Roboto2" style:font-size-asian="10pt" style:font-name-complex="Roboto2" style:font-size-complex="10pt"/>
    </style:style>
    <style:style style:name="T9" style:family="text">
      <style:text-properties fo:font-size="10pt" officeooo:rsid="019a0109" style:font-name-asian="Roboto2" style:font-size-asian="10pt" style:font-name-complex="Roboto2" style:font-size-complex="10pt"/>
    </style:style>
    <style:style style:name="T10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1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2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3" style:family="text">
      <style:text-properties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6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17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18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19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2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4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5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italic"/>
    </style:style>
    <style:style style:name="T26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27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28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29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normal"/>
    </style:style>
    <style:style style:name="T30" style:family="text">
      <style:text-properties fo:font-size="10pt" fo:font-style="italic" officeooo:rsid="01b1fc9f" style:font-name-asian="Roboto2" style:font-size-asian="10pt" style:font-style-asian="italic" style:font-name-complex="Roboto2" style:font-size-complex="10pt" style:font-style-complex="normal"/>
    </style:style>
    <style:style style:name="T31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2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3" style:family="text">
      <style:text-properties fo:font-size="10pt" fo:font-style="italic" fo:font-weight="normal" officeooo:rsid="0163937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4" style:family="text">
      <style:text-properties fo:font-size="10pt" fo:font-style="italic" fo:font-weight="normal" officeooo:rsid="00f6c06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5" style:family="text">
      <style:text-properties fo:font-size="10pt" fo:font-style="italic" fo:font-weight="normal" officeooo:rsid="01a8b99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6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37" style:family="text">
      <style:text-properties fo:font-size="10pt" fo:font-style="italic" style:text-underline-style="none" fo:font-weight="normal" officeooo:rsid="014f975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8" style:family="text">
      <style:text-properties fo:font-size="10pt" fo:font-style="italic" style:text-underline-style="none" fo:font-weight="normal" officeooo:rsid="01a8b99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9" style:family="text">
      <style:text-properties fo:font-size="10pt" fo:font-style="italic" style:text-underline-style="none" fo:font-weight="normal" officeooo:rsid="01a5ab2d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0" style:family="text">
      <style:text-properties fo:font-size="10pt" fo:font-style="italic" style:text-underline-style="none" fo:font-weight="normal" officeooo:rsid="00f6c06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1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42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3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44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5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6" style:family="text">
      <style:text-properties fo:font-size="10pt" fo:font-style="normal" fo:font-weight="bold" officeooo:rsid="01b576b2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7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48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9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0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1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2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3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17dc2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18c819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18d63e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1943a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19c408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80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1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2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3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4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5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86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87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88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89" style:family="text">
      <style:text-properties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90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91" style:family="text">
      <style:text-properties fo:font-size="10pt" fo:font-style="normal" officeooo:rsid="018219c0" style:font-name-asian="Roboto2" style:font-size-asian="10pt" style:font-style-asian="normal" style:font-name-complex="Roboto2" style:font-size-complex="10pt" style:font-style-complex="normal"/>
    </style:style>
    <style:style style:name="T92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93" style:family="text">
      <style:text-properties fo:font-size="10pt" fo:font-style="normal" officeooo:rsid="008f9311" style:font-name-asian="Roboto2" style:font-size-asian="10pt" style:font-style-asian="normal" style:font-name-complex="Roboto2" style:font-size-complex="10pt" style:font-style-complex="normal"/>
    </style:style>
    <style:style style:name="T94" style:family="text">
      <style:text-properties fo:font-size="10pt" fo:font-style="normal" officeooo:rsid="012a0f54" style:font-name-asian="Roboto2" style:font-size-asian="10pt" style:font-style-asian="normal" style:font-name-complex="Roboto2" style:font-size-complex="10pt" style:font-style-complex="normal"/>
    </style:style>
    <style:style style:name="T95" style:family="text">
      <style:text-properties fo:font-size="10pt" fo:font-style="normal" officeooo:rsid="012e6290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0e3f336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0fa5ce4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size="10pt" fo:font-style="normal" officeooo:rsid="01871c9e" style:font-name-asian="Roboto2" style:font-size-asian="10pt" style:font-style-asian="normal" style:font-name-complex="Roboto2" style:font-size-complex="10pt" style:font-style-complex="normal"/>
    </style:style>
    <style:style style:name="T99" style:family="text">
      <style:text-properties fo:font-size="10pt" fo:font-style="normal" officeooo:rsid="00fb28df" style:font-name-asian="Roboto2" style:font-size-asian="10pt" style:font-style-asian="normal" style:font-name-complex="Roboto2" style:font-size-complex="10pt" style:font-style-complex="normal"/>
    </style:style>
    <style:style style:name="T100" style:family="text">
      <style:text-properties fo:font-size="10pt" fo:font-style="normal" officeooo:rsid="00bf2b2d" style:font-name-asian="Roboto2" style:font-size-asian="10pt" style:font-style-asian="normal" style:font-name-complex="Roboto2" style:font-size-complex="10pt" style:font-style-complex="normal"/>
    </style:style>
    <style:style style:name="T101" style:family="text">
      <style:text-properties fo:font-size="10pt" fo:font-style="normal" officeooo:rsid="011bd99b" style:font-name-asian="Roboto2" style:font-size-asian="10pt" style:font-style-asian="normal" style:font-name-complex="Roboto2" style:font-size-complex="10pt" style:font-style-complex="normal"/>
    </style:style>
    <style:style style:name="T102" style:family="text">
      <style:text-properties fo:font-size="10pt" fo:font-style="normal" officeooo:rsid="00c34b79" style:font-name-asian="Roboto2" style:font-size-asian="10pt" style:font-style-asian="normal" style:font-name-complex="Roboto2" style:font-size-complex="10pt" style:font-style-complex="normal"/>
    </style:style>
    <style:style style:name="T103" style:family="text">
      <style:text-properties fo:font-size="10pt" fo:font-style="normal" officeooo:rsid="00c10777" style:font-name-asian="Roboto2" style:font-size-asian="10pt" style:font-style-asian="normal" style:font-name-complex="Roboto2" style:font-size-complex="10pt" style:font-style-complex="normal"/>
    </style:style>
    <style:style style:name="T104" style:family="text">
      <style:text-properties fo:font-size="10pt" fo:font-style="normal" officeooo:rsid="019ad4d3" style:font-name-asian="Roboto2" style:font-size-asian="10pt" style:font-style-asian="normal" style:font-name-complex="Roboto2" style:font-size-complex="10pt" style:font-style-complex="normal"/>
    </style:style>
    <style:style style:name="T105" style:family="text">
      <style:text-properties fo:font-size="10pt" fo:font-style="normal" officeooo:rsid="019bbbea" style:font-name-asian="Roboto2" style:font-size-asian="10pt" style:font-style-asian="normal" style:font-name-complex="Roboto2" style:font-size-complex="10pt" style:font-style-complex="normal"/>
    </style:style>
    <style:style style:name="T106" style:family="text">
      <style:text-properties fo:font-size="10pt" fo:font-style="normal" officeooo:rsid="01aeec5b" style:font-name-asian="Roboto2" style:font-size-asian="10pt" style:font-style-asian="normal" style:font-name-complex="Roboto2" style:font-size-complex="10pt" style:font-style-complex="normal"/>
    </style:style>
    <style:style style:name="T107" style:family="text">
      <style:text-properties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weight="normal" officeooo:rsid="01475f55" style:font-weight-asian="normal" style:font-weight-complex="normal"/>
    </style:style>
    <style:style style:name="T110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11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12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13" style:family="text">
      <style:text-properties fo:font-style="normal" fo:font-weight="normal" officeooo:rsid="007e263d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5fbdae" style:font-style-asian="normal" style:font-weight-asian="normal" style:font-style-complex="normal" style:font-weight-complex="normal"/>
    </style:style>
    <style:style style:name="T115" style:family="text">
      <style:text-properties officeooo:rsid="0094c2de"/>
    </style:style>
    <style:style style:name="T116" style:family="text">
      <style:text-properties officeooo:rsid="00e1f740"/>
    </style:style>
    <style:style style:name="T117" style:family="text">
      <style:text-properties fo:color="#000000" style:font-name="Inter" style:text-underline-style="none"/>
    </style:style>
    <style:style style:name="T118" style:family="text">
      <style:text-properties officeooo:rsid="0134be7f"/>
    </style:style>
    <style:style style:name="T119" style:family="text">
      <style:text-properties officeooo:rsid="014965fe"/>
    </style:style>
    <style:style style:name="T120" style:family="text">
      <style:text-properties style:font-name="Inter" fo:font-size="10pt" fo:font-weight="bold" style:font-name-asian="Roboto2" style:font-size-asian="10pt" style:font-weight-asian="bold" style:font-name-complex="Roboto2" style:font-size-complex="10pt"/>
    </style:style>
    <style:style style:name="T121" style:family="text">
      <style:text-properties style:font-name="Inter" fo:font-size="10pt" fo:font-weight="bold" officeooo:rsid="0100c247" style:font-name-asian="Roboto2" style:font-size-asian="10pt" style:font-weight-asian="bold" style:font-name-complex="Roboto2" style:font-size-complex="10pt"/>
    </style:style>
    <style:style style:name="T122" style:family="text">
      <style:text-properties style:font-name="Inter" fo:font-size="10pt" fo:font-weight="bold" officeooo:rsid="0102247f" style:font-name-asian="Roboto2" style:font-size-asian="10pt" style:font-weight-asian="bold" style:font-name-complex="Roboto2" style:font-size-complex="10pt"/>
    </style:style>
    <style:style style:name="T123" style:family="text">
      <style:text-properties style:font-name="Inter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24" style:family="text">
      <style:text-properties style:font-name="Inter"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25" style:family="text">
      <style:text-properties style:font-name="Inter" fo:font-size="10pt" fo:font-weight="bold" officeooo:rsid="01bf81cd" style:font-name-asian="Roboto2" style:font-size-asian="10pt" style:font-weight-asian="bold" style:font-name-complex="Roboto2" style:font-size-complex="10pt"/>
    </style:style>
    <style:style style:name="T126" style:family="text">
      <style:text-properties style:font-name="Inter" fo:font-size="10pt" style:font-size-asian="10pt" style:font-size-complex="10pt"/>
    </style:style>
    <style:style style:name="T127" style:family="text">
      <style:text-properties style:font-name="Inter" fo:font-size="10pt" officeooo:rsid="0102247f" style:font-size-asian="10pt" style:font-size-complex="10pt"/>
    </style:style>
    <style:style style:name="T128" style:family="text">
      <style:text-properties style:font-name="Inter" fo:font-size="10pt" officeooo:rsid="01a964e2" style:font-size-asian="10pt" style:font-size-complex="10pt"/>
    </style:style>
    <style:style style:name="T129" style:family="text">
      <style:text-properties style:font-name="Inter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0" style:family="text">
      <style:text-properties style:font-name="Inter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1" style:family="text">
      <style:text-properties style:font-name="Inter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3" style:family="text">
      <style:text-properties style:font-name="Inter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4" style:family="text">
      <style:text-properties style:font-name="Inter"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5" style:family="text">
      <style:text-properties style:font-name="Inter" fo:font-size="10pt" fo:font-style="normal" style:text-underline-style="none" fo:font-weight="normal" officeooo:rsid="015b84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6" style:family="text">
      <style:text-properties style:font-name="Inter" fo:font-size="10pt" fo:font-style="normal" style:text-underline-style="none" fo:font-weight="normal" officeooo:rsid="01720c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7" style:family="text">
      <style:text-properties style:font-name="Inter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8" style:family="text">
      <style:text-properties style:font-name="Inter"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9" style:family="text">
      <style:text-properties style:font-name="Inter"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0" style:family="text">
      <style:text-properties style:font-name="Inter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41" style:family="text">
      <style:text-properties style:font-name="Inter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2" style:family="text">
      <style:text-properties style:font-name="Inter"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3" style:family="text">
      <style:text-properties style:font-name="Inter" fo:font-size="10pt" fo:font-style="normal" fo:font-weight="normal" officeooo:rsid="00f42c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4" style:family="text">
      <style:text-properties style:font-name="Inter" fo:font-size="10pt" fo:font-style="normal" fo:font-weight="normal" officeooo:rsid="013cbb4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5" style:family="text">
      <style:text-properties style:font-name="Inter" fo:font-size="10pt" fo:font-style="normal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6" style:family="text">
      <style:text-properties style:font-name="Inter" fo:font-size="10pt" fo:font-style="normal" fo:font-weight="normal" officeooo:rsid="01475f5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7" style:family="text">
      <style:text-properties style:font-name="Inter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8" style:family="text">
      <style:text-properties style:font-name="Inter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9" style:family="text">
      <style:text-properties style:font-name="Inter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0" style:family="text">
      <style:text-properties style:font-name="Inter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1" style:family="text">
      <style:text-properties style:font-name="Inter" fo:font-size="10pt" fo:font-style="normal" fo:font-weight="normal" officeooo:rsid="019e28c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2" style:family="text">
      <style:text-properties style:font-name="Inter" fo:font-size="10pt" fo:font-style="normal" fo:font-weight="normal" officeooo:rsid="01bd956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3" style:family="text">
      <style:text-properties style:font-name="Inter" fo:font-size="10pt" fo:font-style="normal" fo:font-weight="normal" officeooo:rsid="01bf81c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4" style:family="text">
      <style:text-properties style:font-name="Inter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55" style:family="text">
      <style:text-properties style:font-name="Inter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56" style:family="text">
      <style:text-properties style:font-name="Inter" fo:font-size="10pt" fo:font-style="italic" style:font-name-asian="Roboto2" style:font-size-asian="10pt" style:font-style-asian="italic" style:font-name-complex="Roboto2" style:font-size-complex="10pt"/>
    </style:style>
    <style:style style:name="T157" style:family="text">
      <style:text-properties style:font-name="Inter" fo:font-size="10pt" fo:font-style="italic" fo:font-weight="normal" officeooo:rsid="0102247f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8" style:family="text">
      <style:text-properties style:font-name="Inter"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9" style:family="text">
      <style:text-properties style:font-name="Inter" fo:font-size="10pt" fo:font-style="italic" fo:font-weight="normal" officeooo:rsid="014ff28a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0" style:family="text">
      <style:text-properties style:font-name="Inter" fo:font-size="10pt" fo:font-style="italic" fo:font-weight="normal" officeooo:rsid="01a964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1" style:family="text">
      <style:text-properties style:font-name="Inter" fo:font-size="10pt" style:font-name-asian="Roboto2" style:font-size-asian="10pt" style:font-name-complex="Roboto2" style:font-size-complex="10pt"/>
    </style:style>
    <style:style style:name="T162" style:family="text">
      <style:text-properties officeooo:rsid="0169bda9"/>
    </style:style>
    <style:style style:name="T163" style:family="text">
      <style:text-properties fo:color="#0066b3" style:font-name="Inter" style:text-underline-style="solid" style:text-underline-width="auto" style:text-underline-color="font-color"/>
    </style:style>
    <style:style style:name="T164" style:family="text">
      <style:text-properties style:font-name="Inter Extra Bold"/>
    </style:style>
    <style:style style:name="T165" style:family="text">
      <style:text-properties officeooo:rsid="0190cd32"/>
    </style:style>
    <style:style style:name="T166" style:family="text">
      <style:text-properties fo:font-style="italic" fo:font-weight="normal" officeooo:rsid="014ff28a" style:font-name-asian="Roboto2" style:font-style-asian="italic" style:font-weight-asian="normal" style:font-name-complex="Roboto2" style:font-style-complex="italic" style:font-weight-complex="normal"/>
    </style:style>
    <style:style style:name="T167" style:family="text">
      <style:text-properties officeooo:rsid="014ff28a"/>
    </style:style>
    <style:style style:name="T168" style:family="text">
      <style:text-properties style:text-underline-style="none" fo:font-weight="bold" style:font-weight-asian="bold" style:font-weight-complex="bold"/>
    </style:style>
    <style:style style:name="T169" style:family="text">
      <style:text-properties style:text-underline-style="none" fo:font-weight="normal" officeooo:rsid="014ff28a" style:font-name-asian="Roboto2" style:font-weight-asian="normal" style:font-name-complex="Roboto2" style:font-weight-complex="normal"/>
    </style:style>
    <style:style style:name="T170" style:family="text">
      <style:text-properties officeooo:rsid="01a964e2"/>
    </style:style>
    <style:style style:name="T171" style:family="text">
      <style:text-properties officeooo:rsid="01aa114e"/>
    </style:style>
    <style:style style:name="T172" style:family="text">
      <style:text-properties officeooo:rsid="01ac23ff"/>
    </style:style>
    <style:style style:name="T173" style:family="text">
      <style:text-properties officeooo:rsid="01b923ee"/>
    </style:style>
    <style:style style:name="T1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6244in" svg:y="0.4063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528in" svg:y="0.611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6591in" svg:y="0.8161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3252in" svg:y="0.4236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3252in" svg:y="0.6217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3252in" svg:y="0.8098in" svg:width="0.1874in" svg:height="0.1874in" draw:z-index="3">
        <draw:image xlink:href="Pictures/10000201000003E8000003E85996F9E76E303C74.png" xlink:type="simple" xlink:show="embed" xlink:actuate="onLoad" loext:mime-type="image/png"/>
      </draw:frame>
      <text:p text:style-name="P8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8"><text:span text:style-name="T115">R</text:span>ICHARD <text:span text:style-name="T162">S. </text:span>ZHU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3"><text:a xlink:type="simple" xlink:href="mailto:rszhu@berkeley.edu" text:style-name="Internet_20_link" text:visited-style-name="Visited_20_Internet_20_Link"><text:span text:style-name="T117">rszhu@berkeley.edu</text:span></text:a></text:p>
            <text:p text:style-name="P28">858-371-8838</text:p>
            <text:p text:style-name="P27">Berkeley, CA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29"><text:a xlink:type="simple" xlink:href="https://www.linkedin.com/in/rszhu/" text:style-name="Internet_20_link" text:visited-style-name="Visited_20_Internet_20_Link"><text:span text:style-name="T163">linkedin.com/in/rszhu</text:span></text:a></text:p>
            <text:p text:style-name="P29"><text:a xlink:type="simple" xlink:href="https://github.com/richardszhu" text:style-name="Internet_20_link" text:visited-style-name="Visited_20_Internet_20_Link"><text:span text:style-name="T163">github.com/richardszhu</text:span></text:a></text:p>
            <text:p text:style-name="P30"><text:a xlink:type="simple" xlink:href="https://www.ocf.berkeley.edu/~rszhu/" text:style-name="Internet_20_link" text:visited-style-name="Visited_20_Internet_20_Link"><text:span text:style-name="T163">ocf.io/rszhu</text:span></text:a></text:p>
          </table:table-cell>
        </table:table-row>
      </table:table>
      <text:p text:style-name="P37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1">EDUCATION</text:p>
          </table:table-cell>
          <table:table-cell table:style-name="Table5.A1" office:value-type="string">
            <text:p text:style-name="P3">University of California, Berkeley</text:p>
            <text:p text:style-name="P18"><text:span text:style-name="T42">B.A. Computer Science, </text:span><text:span text:style-name="T46">GPA 3.90</text:span><text:span text:style-name="T11"> </text:span><text:span text:style-name="T10"><text:s text:c="11"/></text:span><text:span text:style-name="T41"><text:s/></text:span><text:span text:style-name="T10"><text:s text:c="51"/></text:span><text:span text:style-name="T20"><text:s text:c="7"/></text:span><text:span text:style-name="T43"><text:s/></text:span><text:span text:style-name="T10"><text:s text:c="81"/></text:span><text:span text:style-name="T3"><text:s text:c="89"/></text:span><text:span text:style-name="T21"><text:s text:c="13"/></text:span></text:p>
          </table:table-cell>
          <table:table-cell table:style-name="Table5.A1" office:value-type="string">
            <text:p text:style-name="P6"><text:s/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6"/>
          </table:table-cell>
          <table:table-cell table:style-name="Table10.A1" office:value-type="string">
            <text:p text:style-name="P10"><office:annotation office:name="__Annotation__905_40995002133"><dc:creator>Unknown Author</dc:creator><dc:date>2020-01-01T12:33:41.070615008</dc:date><text:p text:style-name="P81"><text:span text:style-name="T174">Top Margin : 0</text:span></text:p><text:p text:style-name="P81"><text:span text:style-name="T174">Bottom Margin : 0</text:span></text:p></office:annotation><text:span text:style-name="T78">Coursework:</text:span><office:annotation-end office:name="__Annotation__905_40995002133"/><text:span text:style-name="T36"> </text:span><text:span text:style-name="T37">Data Structures </text:span><text:span text:style-name="T38">&amp;</text:span><text:span text:style-name="T39"> Algorithms</text:span><text:span text:style-name="T37">, </text:span><text:span text:style-name="T40">Structure of Computer Programs</text:span><text:span text:style-name="T32">,</text:span><text:span text:style-name="T33"> </text:span><text:span text:style-name="T34">Linear Algebra </text:span><text:span text:style-name="T35">&amp;</text:span><text:span text:style-name="T34"> Circuits</text:span><text:span text:style-name="T32"> </text:span><text:span text:style-name="T10"><text:s text:c="20"/></text:span><text:span text:style-name="T41"><text:s/></text:span><text:span text:style-name="T10"><text:s text:c="51"/></text:span><text:span text:style-name="T20"><text:s text:c="7"/></text:span><text:span text:style-name="T43"><text:s/></text:span><text:span text:style-name="T10"><text:s text:c="81"/></text:span><text:span text:style-name="T3"><text:s text:c="89"/></text:span><text:span text:style-name="T21"><text:s text:c="13"/></text:span></text:p>
          </table:table-cell>
        </table:table-row>
      </table:table>
      <text:p text:style-name="P38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7">EXPERIENCE</text:p>
          </table:table-cell>
          <table:table-cell table:style-name="Table6.A1" office:value-type="string">
            <text:p text:style-name="P15"><text:span text:style-name="T121">California PATH </text:span><text:span text:style-name="T122">(</text:span><text:span text:style-name="Strong_20_Emphasis"><text:span text:style-name="T126">Partners for Advanced Transportation Technology</text:span></text:span><text:span text:style-name="Strong_20_Emphasis"><text:span text:style-name="T127">) </text:span></text:span></text:p>
            <text:p text:style-name="P17"><text:span text:style-name="T31">Research Assistant</text:span><text:span text:style-name="T10"> <text:s text:c="26"/></text:span><text:span text:style-name="T41"><text:s/></text:span><text:span text:style-name="T10"><text:s text:c="51"/></text:span><text:span text:style-name="T20"><text:s text:c="7"/></text:span><text:span text:style-name="T43"><text:s/></text:span><text:span text:style-name="T10"><text:s text:c="81"/></text:span><text:span text:style-name="T3"><text:s text:c="89"/></text:span><text:span text:style-name="T21"><text:s text:c="13"/></text:span></text:p>
          </table:table-cell>
          <table:table-cell table:style-name="Table6.A1" office:value-type="string">
            <text:p text:style-name="P9"><text:span text:style-name="T47"><text:s/></text:span><text:span text:style-name="T45">Berkeley</text:span><text:span text:style-name="T44">, CA</text:span></text:p>
            <text:p text:style-name="P19"><text:span text:style-name="T22"><text:s/></text:span><text:span text:style-name="T24">Oct</text:span><text:span text:style-name="T23">.</text:span><text:span text:style-name="T27"> 201</text:span><text:span text:style-name="T28">9</text:span><text:span text:style-name="T27"> — </text:span><text:span text:style-name="T30">Feb. 2020</text:span></text:p>
          </table:table-cell>
        </table:table-row>
      </table:table>
      <text:p text:style-name="P4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2"/>
          </table:table-cell>
          <table:table-cell table:style-name="Table11.A1" office:value-type="string">
            <text:list xml:id="list3372592902" text:style-name="L1">
              <text:list-item>
                <text:p text:style-name="P59"><text:span text:style-name="T138">Helped e</text:span><text:span text:style-name="T129">valuate potential safety impacts</text:span><text:span text:style-name="T130"> </text:span><text:span text:style-name="T131">o</text:span><text:span text:style-name="T129">f </text:span><text:span text:style-name="T136">the</text:span><text:span text:style-name="T130"> </text:span><text:span text:style-name="T131">Caltrans-</text:span><text:span text:style-name="T137">proposed</text:span><text:span text:style-name="T132"> “</text:span><text:span text:style-name="T131">Yellow Alert”</text:span><text:span text:style-name="T133"> </text:span><text:span text:style-name="T136">high</text:span><text:span text:style-name="T133">way </text:span><text:span text:style-name="T134">messag</text:span><text:span text:style-name="T135">e</text:span><text:span text:style-name="T131"> system</text:span><text:span text:style-name="T133"> </text:span><text:span text:style-name="Strong_20_Emphasis"><text:span text:style-name="T139">by automating portions</text:span></text:span><text:span text:style-name="T138"> of the data collection and analysis process</text:span></text:p>
              </text:list-item>
              <text:list-item>
                <text:p text:style-name="P60"><text:span text:style-name="T52">S</text:span><text:span text:style-name="T53">ynced</text:span><text:span text:style-name="T48"> </text:span><text:span text:style-name="T53">position</text:span><text:span text:style-name="T54">al</text:span><text:span text:style-name="T49">, </text:span><text:span text:style-name="T54">sensor</text:span><text:span text:style-name="T49">, and </text:span><text:span text:style-name="T54">behavioral</text:span><text:span text:style-name="T48"> data </text:span><text:span text:style-name="T52">collected </text:span><text:span text:style-name="T48">from </text:span><text:span text:style-name="T58">driving</text:span><text:span text:style-name="T51"> </text:span><text:span text:style-name="T48">simulation</text:span><text:span text:style-name="T49"> </text:span><text:span text:style-name="T58">experiments</text:span></text:p>
              </text:list-item>
              <text:list-item>
                <text:p text:style-name="P60"><text:span text:style-name="Strong_20_Emphasis"><text:span text:style-name="T55">Wrote Python scripts to </text:span></text:span><text:span text:style-name="Strong_20_Emphasis"><text:span text:style-name="T50">extract key points from trial data sets, utilizing Python statistics libraries</text:span></text:span></text:p>
              </text:list-item>
              <text:list-item>
                <text:p text:style-name="P61"><text:span text:style-name="Strong_20_Emphasis"><text:span text:style-name="T60">Worked with</text:span></text:span><text:span text:style-name="Strong_20_Emphasis"><text:span text:style-name="T59"> thousands of data points from over 40 unique driver trials</text:span></text:span></text:p>
              </text:list-item>
            </text:list>
          </table:table-cell>
        </table:table-row>
      </table:table>
      <text:p text:style-name="P35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55"/>
          </table:table-cell>
          <table:table-cell table:style-name="Table12.A1" office:value-type="string">
            <text:p text:style-name="P16"><text:span text:style-name="Strong_20_Emphasis"><text:span text:style-name="T128">UC Berkeley College of Engineering</text:span></text:span></text:p>
            <text:p text:style-name="P24"><text:span text:style-name="Strong_20_Emphasis"><text:span text:style-name="T160">Academic Intern</text:span></text:span><text:span text:style-name="T154"> <text:s/></text:span><text:span text:style-name="T120"><text:s text:c="27"/></text:span><text:span text:style-name="T154"><text:s/></text:span><text:span text:style-name="T120"><text:s text:c="51"/></text:span><text:span text:style-name="T155"><text:s text:c="7"/></text:span><text:span text:style-name="T140"><text:s/></text:span><text:span text:style-name="T120"><text:s text:c="81"/></text:span><text:span text:style-name="T161"><text:s text:c="89"/></text:span><text:span text:style-name="T156"><text:s text:c="13"/></text:span></text:p>
          </table:table-cell>
          <table:table-cell table:style-name="Table12.A1" office:value-type="string">
            <text:p text:style-name="P4"><text:span text:style-name="T170">Berkeley</text:span>, CA</text:p>
            <text:p text:style-name="P20"><text:span text:style-name="T22"><text:s/>J</text:span><text:span text:style-name="T25">an</text:span><text:span text:style-name="T22">.</text:span><text:span text:style-name="T27"> 20</text:span><text:span text:style-name="T29">20</text:span><text:span text:style-name="T27"> — </text:span><text:span text:style-name="T29">Present</text:span></text:p>
          </table:table-cell>
        </table:table-row>
      </table:table>
      <text:p text:style-name="P4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3"/>
          </table:table-cell>
          <table:table-cell table:style-name="Table1.A1" office:value-type="string">
            <text:list xml:id="list233506155361230" text:continue-numbering="true" text:style-name="L1">
              <text:list-item>
                <text:p text:style-name="P67"><text:span text:style-name="T172">Helped run</text:span> lab sections for The Structure and Interpretation of Computer Programs (CS 61A)</text:p>
              </text:list-item>
              <text:list-item>
                <text:p text:style-name="P67">T<text:span text:style-name="T171">aught</text:span> fundamental computer science concepts to a section of <text:span text:style-name="T173">30</text:span> students</text:p>
              </text:list-item>
              <text:list-item>
                <text:p text:style-name="P69"><text:span text:style-name="T172">Assisted</text:span> students with understanding, writing, and debugging lab programming assignments</text:p>
              </text:list-item>
            </text:list>
          </table:table-cell>
        </table:table-row>
      </table:table>
      <text:p text:style-name="P3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6"><office:annotation office:name="__Annotation__1352_1647437908"><dc:creator>Unknown Author</dc:creator><dc:date>2020-01-04T16:43:11.210977179</dc:date><text:p text:style-name="P81"><text:span text:style-name="T175">Projects all one table except HEADER</text:span></text:p></office:annotation><text:span text:style-name="T164">PROJECTS</text:span><office:annotation-end office:name="__Annotation__1352_1647437908"/></text:p>
          </table:table-cell>
          <table:table-cell table:style-name="Table8.A1" office:value-type="string">
            <text:p text:style-name="P11"><text:span text:style-name="Strong_20_Emphasis"><text:span text:style-name="T17">I</text:span></text:span><text:span text:style-name="Strong_20_Emphasis"><text:span text:style-name="T16">nvestment </text:span></text:span><text:span text:style-name="Strong_20_Emphasis"><text:span text:style-name="T18">Portfolio Diversity Visualiz</text:span></text:span><text:span text:style-name="Strong_20_Emphasis"><text:span text:style-name="T19">er </text:span></text:span><text:span text:style-name="Strong_20_Emphasis"><text:span text:style-name="T14">(</text:span></text:span><text:span text:style-name="Strong_20_Emphasis"><text:span text:style-name="T12">Python</text:span></text:span><text:span text:style-name="Strong_20_Emphasis"><text:span text:style-name="T14">)</text:span></text:span></text:p>
            <text:list xml:id="list233505858702607" text:continue-numbering="true" text:style-name="L1">
              <text:list-item>
                <text:p text:style-name="P66"><text:span text:style-name="T81">Won </text:span><text:span text:style-name="T82">the </text:span><text:span text:style-name="T83">BlackRock API Prize at Cal Hacks </text:span><text:span text:style-name="T84">6.0</text:span><text:span text:style-name="T80">,</text:span><text:span text:style-name="T57"> the largest collegiate hackathon in the world</text:span></text:p>
              </text:list-item>
              <text:list-item>
                <text:p text:style-name="P62"><text:span text:style-name="T61">Built</text:span><text:span text:style-name="T62"> </text:span><text:span text:style-name="T61">a </text:span><text:span text:style-name="T62">tool</text:span><text:span text:style-name="T56"> </text:span><text:span text:style-name="T67">that helps users gain insight into the diversity of</text:span><text:span text:style-name="T56"> </text:span><text:span text:style-name="T67">an </text:span><text:span text:style-name="T56">investment portfolio </text:span><text:span text:style-name="T75">in relation to</text:span><text:span text:style-name="T56"> any</text:span><text:span text:style-name="T66"> </text:span><text:span text:style-name="T67">applicable </text:span><text:span text:style-name="T56">security </text:span><text:span text:style-name="T68">data </text:span><text:span text:style-name="T56">attribute </text:span><text:span text:style-name="T68">(e.g., sector, asset type, or country)</text:span></text:p>
              </text:list-item>
              <text:list-item>
                <text:p text:style-name="P63"><text:span text:style-name="T86">Leveraged</text:span><text:span text:style-name="T87"> BlackRock’</text:span><text:span text:style-name="T88">s</text:span><text:span text:style-name="T87"> API to </text:span><text:span text:style-name="T89">compile, </text:span><text:span text:style-name="T87">sort, and categorize </text:span><text:span text:style-name="T90">security</text:span><text:span text:style-name="T87"> data</text:span><text:span text:style-name="T90"> </text:span><text:span text:style-name="T92">from </text:span><text:span text:style-name="T91">a </text:span><text:span text:style-name="T92">set of stock tickers</text:span></text:p>
              </text:list-item>
              <text:list-item>
                <text:p text:style-name="P64"><text:span text:style-name="T63">Integrated</text:span><text:span text:style-name="T56"> MatPlotLib to visualize </text:span><text:span text:style-name="T64">calculated diversity</text:span><text:span text:style-name="T56"> data and to create a GUI for </text:span><text:span text:style-name="T66">portfolio </text:span><text:span text:style-name="T65">input</text:span><text:span text:style-name="T56"> <text:s text:c="3"/></text:span><text:span text:style-name="T79"><text:s text:c="7"/></text:span><text:span text:style-name="T56"><text:s/></text:span><text:span text:style-name="T79"><text:s text:c="2"/></text:span><text:span text:style-name="T10"><text:s text:c="13"/></text:span><text:span text:style-name="T41"><text:s/></text:span><text:span text:style-name="T10"><text:s text:c="51"/></text:span><text:span text:style-name="T20"><text:s text:c="7"/></text:span><text:span text:style-name="T43"><text:s/></text:span><text:span text:style-name="T10"><text:s text:c="81"/></text:span><text:span text:style-name="T3"><text:s text:c="89"/></text:span><text:span text:style-name="T21"><text:s text:c="13"/></text:span></text:p>
              </text:list-item>
            </text:list>
          </table:table-cell>
        </table:table-row>
      </table:table>
      <text:p text:style-name="P3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12"><text:span text:style-name="Strong_20_Emphasis"><text:span text:style-name="T14">Bomberman Remastered (Java</text:span></text:span><text:span text:style-name="Strong_20_Emphasis"><text:span text:style-name="T13">)</text:span></text:span></text:p>
            <text:list xml:id="list233506902151451" text:continue-numbering="true" text:style-name="L1">
              <text:list-item>
                <text:p text:style-name="P70">Created an improved remake of the game Bomberman that runs on modern operating systems</text:p>
              </text:list-item>
              <text:list-item>
                <text:p text:style-name="P71">Devised a <text:span text:style-name="T118">completely new and original</text:span> “competitive mode”, featuring dynamic multiplayer gameplay</text:p>
              </text:list-item>
              <text:list-item>
                <text:p text:style-name="P65"><text:span text:style-name="T69">Utilized the Java Swing toolkit to design game </text:span><text:span text:style-name="T70">menus</text:span><text:span text:style-name="T71">,</text:span><text:span text:style-name="T69"> </text:span><text:span text:style-name="T71">handle controls, and execute game events</text:span></text:p>
              </text:list-item>
              <text:list-item>
                <text:p text:style-name="P65"><text:span text:style-name="T72">Played extensively by </text:span><text:span text:style-name="T77">peers</text:span><text:span text:style-name="T72"> and voted </text:span><text:span text:style-name="T73">in the top </text:span><text:span text:style-name="T76">3</text:span><text:span text:style-name="T73"> </text:span><text:span text:style-name="T72">when presented at a </text:span><text:span text:style-name="T74">school</text:span><text:span text:style-name="T72"> </text:span><text:span text:style-name="T73">project </text:span><text:span text:style-name="T72">fair</text:span><text:span text:style-name="T56"> <text:s/></text:span><text:span text:style-name="T79"><text:s text:c="7"/></text:span><text:span text:style-name="T56"><text:s/></text:span><text:span text:style-name="T79"><text:s text:c="2"/></text:span><text:span text:style-name="T10"><text:s text:c="13"/></text:span><text:span text:style-name="T41"><text:s/></text:span><text:span text:style-name="T10"><text:s text:c="51"/></text:span><text:span text:style-name="T20"><text:s text:c="7"/></text:span><text:span text:style-name="T43"><text:s/></text:span><text:span text:style-name="T10"><text:s text:c="81"/></text:span><text:span text:style-name="T3"><text:s text:c="89"/></text:span><text:span text:style-name="T21"><text:s text:c="13"/>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2"><text:span text:style-name="Strong_20_Emphasis"><text:span text:style-name="T2">Personal Website (HTML, CSS, JavaScript) </text:span></text:span></text:p>
            <text:list xml:id="list233506864846017" text:continue-numbering="true" text:style-name="L1">
              <text:list-item>
                <text:p text:style-name="P74"><text:span text:style-name="T94">Designed and </text:span><text:span text:style-name="T95">built</text:span><text:span text:style-name="T88"> a </text:span><text:span text:style-name="T85">personal website</text:span><text:span text:style-name="T96"> </text:span><text:span text:style-name="T98">from scratch, </text:span><text:span text:style-name="T94">utilizing</text:span><text:span text:style-name="T97"> the Bootstrap </text:span><text:span text:style-name="T98">front end</text:span><text:span text:style-name="T88"> </text:span><text:span text:style-name="T97">framework</text:span></text:p>
              </text:list-item>
              <text:list-item>
                <text:p text:style-name="P72">Ensured readability and font compatibility regardless of operating system, display size, or browser</text:p>
              </text:list-item>
              <text:list-item>
                <text:p text:style-name="P75"><text:span text:style-name="T96">H</text:span><text:span text:style-name="T99">osted page files remotely on UC Berkeley Open Computing Facility servers, via SSH </text:span><text:bookmark text:name="firstHeading11121"/><text:span text:style-name="T107">File Transfer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12"><text:span text:style-name="Strong_20_Emphasis"><text:span text:style-name="T15">Scheme Language Interpreter (Python)</text:span></text:span></text:p>
            <text:list xml:id="list233506695641650" text:continue-numbering="true" text:style-name="L1">
              <text:list-item>
                <text:p text:style-name="P78"><text:span text:style-name="T4">Constructed</text:span><text:span text:style-name="T5"> a</text:span><text:span text:style-name="T6">n i</text:span><text:span text:style-name="T7">nterpreter for the Scheme </text:span><text:span text:style-name="T9">functional </text:span><text:span text:style-name="T6">programming </text:span><text:span text:style-name="T7">language </text:span><text:span text:style-name="T8">(a dialect of Lisp)</text:span></text:p>
              </text:list-item>
              <text:list-item>
                <text:p text:style-name="P76"><text:span text:style-name="T106">Detailed cor</text:span><text:span text:style-name="T105">rect evaluation procedures for</text:span><text:span text:style-name="T93"> </text:span><text:span text:style-name="T100">exceptions, macros,</text:span><text:span text:style-name="T102"> </text:span><text:span text:style-name="T101">and </text:span><text:span text:style-name="T105">short-circuiting </text:span><text:span text:style-name="T103">special form</text:span><text:span text:style-name="T101">s</text:span></text:p>
              </text:list-item>
              <text:list-item>
                <text:p text:style-name="P77"><text:span text:style-name="T105">Optimized memory by implementing</text:span><text:span text:style-name="T104"> tail </text:span><text:span text:style-name="T105">recursion</text:span><text:span text:style-name="T104">, environments, and le</text:span><text:span text:style-name="T105">xical/dynamic scoping</text:span></text:p>
              </text:list-item>
            </text:list>
          </table:table-cell>
        </table:table-row>
      </table:table>
      <text:p text:style-name="P45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8">ACTIVITIES</text:p>
          </table:table-cell>
          <table:table-cell table:style-name="Table9.A1" office:value-type="string">
            <text:p text:style-name="P1">Catalyst for Success <text:s/></text:p>
            <text:p text:style-name="P22"><text:span text:style-name="Strong_20_Emphasis"><text:span text:style-name="T157">Treasurer, </text:span></text:span><text:span text:style-name="Strong_20_Emphasis"><text:span text:style-name="T158">Senior Technology Mentor</text:span></text:span><text:span text:style-name="Strong_20_Emphasis"><text:span text:style-name="T124"> </text:span></text:span><text:span text:style-name="T123"><text:s/></text:span><text:span text:style-name="T120"><text:s text:c="24"/></text:span><text:span text:style-name="T154"><text:s/></text:span><text:span text:style-name="T120"><text:s text:c="51"/></text:span><text:span text:style-name="T155"><text:s text:c="7"/></text:span><text:span text:style-name="T140"><text:s/></text:span><text:span text:style-name="T120"><text:s text:c="81"/></text:span><text:span text:style-name="T161"><text:s text:c="89"/></text:span><text:span text:style-name="T156"><text:s text:c="13"/></text:span></text:p>
          </table:table-cell>
          <table:table-cell table:style-name="Table9.A1" office:value-type="string">
            <text:p text:style-name="P5">San Diego, CA</text:p>
            <text:p text:style-name="P14"><text:span text:style-name="T22"><text:s text:c="2"/></text:span><text:span text:style-name="T27">Sep. 2017 — Aug. 2019</text:span></text:p>
          </table:table-cell>
        </table:table-row>
      </table:table>
      <text:p text:style-name="P43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4"/>
          </table:table-cell>
          <table:table-cell table:style-name="Table13.A1" office:value-type="string">
            <text:list xml:id="list233505337949800" text:continue-numbering="true" text:style-name="L1">
              <text:list-item>
                <text:p text:style-name="P73">Taught programming and circuitry at the library to over 200 students (Python, Javascript, Arduino)</text:p>
              </text:list-item>
              <text:list-item>
                <text:p text:style-name="P68">Worked with library officials to organize regular weekly workshops and week-long summer camps</text:p>
              </text:list-item>
            </text:list>
          </table:table-cell>
        </table:table-row>
      </table:table>
      <text:p text:style-name="P36"/>
      <table:table table:name="Table14" table:style-name="Table14">
        <table:table-column table:style-name="Table14.A"/>
        <table:table-column table:style-name="Table14.B"/>
        <table:table-column table:style-name="Table14.C"/>
        <text:soft-page-break/>
        <table:table-row table:style-name="Table14.1">
          <table:table-cell table:style-name="Table14.A1" office:value-type="string">
            <text:p text:style-name="P49">A<text:span text:style-name="T165">WARDS</text:span></text:p>
          </table:table-cell>
          <table:table-cell table:style-name="Table14.A1" office:value-type="string">
            <text:p text:style-name="P25"><text:span text:style-name="T167">Winner</text:span><text:span text:style-name="T110">, </text:span><text:span text:style-name="T108">CalHacks </text:span><text:span text:style-name="T109">6.0 BlackRock API Prize </text:span></text:p>
            <text:p text:style-name="P26"><text:span text:style-name="T2">Computer Science Scholar</text:span><text:span text:style-name="T110">,</text:span><text:span text:style-name="T166"> </text:span><text:span text:style-name="T111">I</text:span><text:span text:style-name="T108">ntuit Scholarship Program</text:span></text:p>
            <text:p text:style-name="P26"><text:span text:style-name="T168">Computer Science Scholar</text:span><text:span text:style-name="T169">,</text:span><text:span text:style-name="T1"> </text:span><text:span text:style-name="T108">Intuit George A. Hansen Program </text:span></text:p>
            <text:p text:style-name="P23"><text:span text:style-name="T141">Champion</text:span><text:span text:style-name="T159">,</text:span><text:span text:style-name="T141"> </text:span><text:span text:style-name="T143">So</text:span><text:span text:style-name="T151">uthern </text:span><text:span text:style-name="T144">Cal</text:span><text:span text:style-name="T151">ifornia</text:span><text:span text:style-name="T143"> Developmental Soccer League </text:span><text:span text:style-name="T145">Div. 1</text:span><text:span text:style-name="T120"> <text:s text:c="19"/></text:span><text:span text:style-name="T154"><text:s/></text:span><text:span text:style-name="T120"><text:s text:c="51"/></text:span><text:span text:style-name="T155"><text:s text:c="7"/></text:span><text:span text:style-name="T140"><text:s/></text:span><text:span text:style-name="T120"><text:s text:c="81"/></text:span><text:span text:style-name="T161"><text:s text:c="89"/></text:span><text:span text:style-name="T156"><text:s text:c="13"/></text:span></text:p>
          </table:table-cell>
          <table:table-cell table:style-name="Table14.A1" office:value-type="string">
            <text:p text:style-name="P13"><text:span text:style-name="T27">O</text:span><text:span text:style-name="T26">ct. 2019</text:span></text:p>
            <text:p text:style-name="P21"><text:span text:style-name="T119">Apr</text:span>. 2019</text:p>
            <text:p text:style-name="P21"><text:span text:style-name="T119">Apr</text:span>. 2019</text:p>
            <text:p text:style-name="P8">Dec. 2018</text:p>
          </table:table-cell>
        </table:table-row>
      </table:table>
      <text:p text:style-name="P4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0">SKILLS</text:p>
          </table:table-cell>
          <table:table-cell table:style-name="Table3.A1" office:value-type="string">
            <text:p text:style-name="P79"><text:span text:style-name="T114">Languages:</text:span><text:span text:style-name="T113"> </text:span>Python, Java, SQL, HTML/CSS, <text:span text:style-name="T116">JavaScript</text:span></text:p>
            <text:p text:style-name="P23"><text:span text:style-name="T152">Tools</text:span><text:span text:style-name="T147">:</text:span><text:span text:style-name="T142"> </text:span><text:span text:style-name="T147">Git, </text:span><text:span text:style-name="T148">Unix,</text:span><text:span text:style-name="T149"> </text:span><text:span text:style-name="T150">Bootstrap, NumPy, </text:span><text:span text:style-name="T153">MATLAB</text:span><text:span text:style-name="T120"> <text:s text:c="2"/></text:span><text:span text:style-name="T154"><text:s/></text:span><text:span text:style-name="T120"><text:s text:c="51"/></text:span><text:span text:style-name="T155"><text:s text:c="7"/></text:span><text:span text:style-name="T140"><text:s/></text:span><text:span text:style-name="T120"><text:s text:c="81"/></text:span><text:span text:style-name="T161"><text:s text:c="89"/></text:span><text:span text:style-name="T156"><text:s text:c="13"/></text:span></text:p>
          </table:table-cell>
          <table:table-cell table:style-name="Table3.A1" office:value-type="string">
            <text:p text:style-name="P7"/>
          </table:table-cell>
        </table:table-row>
      </table:table>
      <text:p text:style-name="P40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" svg:font-family="Inter" style:font-pitch="variable"/>
    <style:font-face style:name="Inter1" svg:font-family="Inter" style:font-adornments="Bold" style:font-pitch="variable"/>
    <style:font-face style:name="Inter Extra Bold" svg:font-family="'Inter Extra Bold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21T23:35:04.797112736</dc:date>
    <meta:editing-duration>P1DT12H57M35S</meta:editing-duration>
    <meta:editing-cycles>327</meta:editing-cycles>
    <meta:document-statistic meta:table-count="13" meta:image-count="6" meta:object-count="0" meta:page-count="2" meta:paragraph-count="66" meta:word-count="500" meta:character-count="5798" meta:non-whitespace-character-count="2994"/>
  </office:meta>
</office:document-meta>
</file>